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6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0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4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6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6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01:20:36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2-22T22:52:09.817000000</dc:date>
    <meta:editing-duration>P28DT18H22M15S</meta:editing-duration>
    <meta:editing-cycles>816</meta:editing-cycles>
    <meta:generator>LibreOffice/5.1.5.2$Windows_x86 LibreOffice_project/7a864d8825610a8c07cfc3bc01dd4fce6a9447e5</meta:generator>
    <dc:creator>James Petts</dc:creator>
    <meta:document-statistic meta:table-count="3" meta:cell-count="2950" meta:object-count="0"/>
  </office:meta>
</office:document-meta>
</file>